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Comma" style:data-style-name="N112">
      <style:table-cell-properties fo:background-color="#e6e0e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Comma" style:data-style-name="N112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Comma" style:data-style-name="N112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row table:style-name="ro1">
          <table:table-cell table:style-name="Default"/>
          <table:table-cell table:style-name="ce2" office:value-type="string" office:string-value="FGH" calcext:value-type="string">
            <text:p><text:s/>FGH </text:p>
          </table:table-cell>
          <table:table-cell table:style-name="ce2" office:value-type="string" office:string-value="MGG" calcext:value-type="string">
            <text:p><text:s/>MGG </text:p>
          </table:table-cell>
          <table:table-cell table:style-name="ce2" office:value-type="string" office:string-value="EMT" calcext:value-type="string">
            <text:p><text:s/>EMT </text:p>
          </table:table-cell>
        </table:table-row>
        <table:table-row table:style-name="ro1">
          <table:table-cell office:value-type="string" office:string-value="C3" calcext:value-type="string">
            <text:p><text:s/>C3 </text:p>
          </table:table-cell>
          <table:table-cell office:value-type="float" office:value="0.041775457" calcext:value-type="float">
            <text:p><text:s/>0.042 <text:s text:c="3"/></text:p>
          </table:table-cell>
          <table:table-cell office:value-type="float" office:value="0.23263889" calcext:value-type="float">
            <text:p><text:s/>0.233 <text:s text:c="3"/></text:p>
          </table:table-cell>
          <table:table-cell office:value-type="float" office:value="0.14173228" calcext:value-type="float">
            <text:p><text:s/>0.142 <text:s text:c="3"/></text:p>
          </table:table-cell>
        </table:table-row>
        <table:table-row table:style-name="ro1">
          <table:table-cell office:value-type="string" office:string-value="C4" calcext:value-type="string">
            <text:p><text:s/>C4 </text:p>
          </table:table-cell>
          <table:table-cell office:value-type="float" office:value="0.018276762" calcext:value-type="float">
            <text:p><text:s/>0.018 <text:s text:c="3"/></text:p>
          </table:table-cell>
          <table:table-cell office:value-type="float" office:value="0.23958333" calcext:value-type="float">
            <text:p><text:s/>0.240 <text:s text:c="3"/></text:p>
          </table:table-cell>
          <table:table-cell office:value-type="float" office:value="0.18110236" calcext:value-type="float">
            <text:p><text:s/>0.181 <text:s text:c="3"/></text:p>
          </table:table-cell>
        </table:table-row>
        <table:table-row table:style-name="ro1">
          <table:table-cell office:value-type="string" office:string-value="CZ" calcext:value-type="string">
            <text:p><text:s/>CZ </text:p>
          </table:table-cell>
          <table:table-cell office:value-type="float" office:value="0.020887728" calcext:value-type="float">
            <text:p><text:s/>0.021 <text:s text:c="3"/></text:p>
          </table:table-cell>
          <table:table-cell office:value-type="float" office:value="0.20833333" calcext:value-type="float">
            <text:p><text:s/>0.208 <text:s text:c="3"/></text:p>
          </table:table-cell>
          <table:table-cell office:value-type="float" office:value="0.13779528" calcext:value-type="float">
            <text:p><text:s/>0.138 <text:s text:c="3"/></text:p>
          </table:table-cell>
        </table:table-row>
        <table:table-row table:style-name="ro1">
          <table:table-cell office:value-type="string" office:string-value="F3" calcext:value-type="string">
            <text:p><text:s/>F3 </text:p>
          </table:table-cell>
          <table:table-cell office:value-type="float" office:value="0.279373368" calcext:value-type="float">
            <text:p><text:s/>0.279 <text:s text:c="3"/></text:p>
          </table:table-cell>
          <table:table-cell office:value-type="float" office:value="0.16550926" calcext:value-type="float">
            <text:p><text:s/>0.166 <text:s text:c="3"/></text:p>
          </table:table-cell>
          <table:table-cell office:value-type="float" office:value="0.09055118" calcext:value-type="float">
            <text:p><text:s/>0.091 <text:s text:c="3"/></text:p>
          </table:table-cell>
        </table:table-row>
        <table:table-row table:style-name="ro1">
          <table:table-cell office:value-type="string" office:string-value="F4" calcext:value-type="string">
            <text:p><text:s/>F4 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5856481" calcext:value-type="float">
            <text:p><text:s/>0.159 <text:s text:c="3"/></text:p>
          </table:table-cell>
          <table:table-cell office:value-type="float" office:value="0.17913386" calcext:value-type="float">
            <text:p><text:s/>0.179 <text:s text:c="3"/></text:p>
          </table:table-cell>
        </table:table-row>
        <table:table-row table:style-name="ro1">
          <table:table-cell office:value-type="string" office:string-value="F7" calcext:value-type="string">
            <text:p><text:s/>F7 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7592593" calcext:value-type="float">
            <text:p><text:s/>0.176 <text:s text:c="3"/></text:p>
          </table:table-cell>
          <table:table-cell office:value-type="float" office:value="0.07874016" calcext:value-type="float">
            <text:p><text:s/>0.079 <text:s text:c="3"/></text:p>
          </table:table-cell>
        </table:table-row>
        <table:table-row table:style-name="ro1">
          <table:table-cell office:value-type="string" office:string-value="F8" calcext:value-type="string">
            <text:p><text:s/>F8 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4814815" calcext:value-type="float">
            <text:p><text:s/>0.148 <text:s text:c="3"/></text:p>
          </table:table-cell>
          <table:table-cell office:value-type="float" office:value="0.18110236" calcext:value-type="float">
            <text:p><text:s/>0.181 <text:s text:c="3"/></text:p>
          </table:table-cell>
        </table:table-row>
        <table:table-row table:style-name="ro1">
          <table:table-cell office:value-type="string" office:string-value="FP1" calcext:value-type="string">
            <text:p><text:s/>FP1 </text:p>
          </table:table-cell>
          <table:table-cell office:value-type="float" office:value="0.994778068" calcext:value-type="float">
            <text:p><text:s/>0.995 <text:s text:c="3"/></text:p>
          </table:table-cell>
          <table:table-cell office:value-type="float" office:value="0.19560185" calcext:value-type="float">
            <text:p><text:s/>0.196 <text:s text:c="3"/></text:p>
          </table:table-cell>
          <table:table-cell office:value-type="float" office:value="0.14173228" calcext:value-type="float">
            <text:p><text:s/>0.142 <text:s text:c="3"/></text:p>
          </table:table-cell>
        </table:table-row>
        <table:table-row table:style-name="ro1">
          <table:table-cell office:value-type="string" office:string-value="FP2" calcext:value-type="string">
            <text:p><text:s/>FP2 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6898148" calcext:value-type="float">
            <text:p><text:s/>0.169 <text:s text:c="3"/></text:p>
          </table:table-cell>
          <table:table-cell office:value-type="float" office:value="0.11023622" calcext:value-type="float">
            <text:p><text:s/>0.110 <text:s text:c="3"/></text:p>
          </table:table-cell>
        </table:table-row>
        <table:table-row table:style-name="ro1">
          <table:table-cell office:value-type="string" office:string-value="FZ" calcext:value-type="string">
            <text:p><text:s/>FZ 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20486111" calcext:value-type="float">
            <text:p><text:s/>0.205 <text:s text:c="3"/></text:p>
          </table:table-cell>
          <table:table-cell office:value-type="float" office:value="0.17125984" calcext:value-type="float">
            <text:p><text:s/>0.171 <text:s text:c="3"/></text:p>
          </table:table-cell>
        </table:table-row>
        <table:table-row table:style-name="ro1">
          <table:table-cell office:value-type="string" office:string-value="O1" calcext:value-type="string">
            <text:p><text:s/>O1 </text:p>
          </table:table-cell>
          <table:table-cell office:value-type="float" office:value="0.052219321" calcext:value-type="float">
            <text:p><text:s/>0.052 <text:s text:c="3"/></text:p>
          </table:table-cell>
          <table:table-cell office:value-type="float" office:value="0.16203704" calcext:value-type="float">
            <text:p><text:s/>0.162 <text:s text:c="3"/></text:p>
          </table:table-cell>
          <table:table-cell office:value-type="float" office:value="0.24212598" calcext:value-type="float">
            <text:p><text:s/>0.242 <text:s text:c="3"/></text:p>
          </table:table-cell>
        </table:table-row>
        <table:table-row table:style-name="ro1">
          <table:table-cell office:value-type="string" office:string-value="O2" calcext:value-type="string">
            <text:p><text:s/>O2 </text:p>
          </table:table-cell>
          <table:table-cell office:value-type="float" office:value="0.057441253" calcext:value-type="float">
            <text:p><text:s/>0.057 <text:s text:c="3"/></text:p>
          </table:table-cell>
          <table:table-cell office:value-type="float" office:value="0.18634259" calcext:value-type="float">
            <text:p><text:s/>0.186 <text:s text:c="3"/></text:p>
          </table:table-cell>
          <table:table-cell office:value-type="float" office:value="0.20866142" calcext:value-type="float">
            <text:p><text:s/>0.209 <text:s text:c="3"/></text:p>
          </table:table-cell>
        </table:table-row>
        <table:table-row table:style-name="ro1">
          <table:table-cell office:value-type="string" office:string-value="P3" calcext:value-type="string">
            <text:p><text:s/>P3 </text:p>
          </table:table-cell>
          <table:table-cell office:value-type="float" office:value="0.075718016" calcext:value-type="float">
            <text:p><text:s/>0.076 <text:s text:c="3"/></text:p>
          </table:table-cell>
          <table:table-cell office:value-type="float" office:value="0.24537037" calcext:value-type="float">
            <text:p><text:s/>0.245 <text:s text:c="3"/></text:p>
          </table:table-cell>
          <table:table-cell office:value-type="float" office:value="0.12992126" calcext:value-type="float">
            <text:p><text:s/>0.130 <text:s text:c="3"/></text:p>
          </table:table-cell>
        </table:table-row>
        <table:table-row table:style-name="ro1">
          <table:table-cell office:value-type="string" office:string-value="P4" calcext:value-type="string">
            <text:p><text:s/>P4 </text:p>
          </table:table-cell>
          <table:table-cell office:value-type="float" office:value="0.046997389" calcext:value-type="float">
            <text:p><text:s/>0.047 <text:s text:c="3"/></text:p>
          </table:table-cell>
          <table:table-cell office:value-type="float" office:value="0.23842593" calcext:value-type="float">
            <text:p><text:s/>0.238 <text:s text:c="3"/></text:p>
          </table:table-cell>
          <table:table-cell office:value-type="float" office:value="0.14370079" calcext:value-type="float">
            <text:p><text:s/>0.144 <text:s text:c="3"/></text:p>
          </table:table-cell>
        </table:table-row>
        <table:table-row table:style-name="ro1">
          <table:table-cell office:value-type="string" office:string-value="PZ" calcext:value-type="string">
            <text:p><text:s/>PZ </text:p>
          </table:table-cell>
          <table:table-cell office:value-type="float" office:value="0.039164491" calcext:value-type="float">
            <text:p><text:s/>0.039 <text:s text:c="3"/></text:p>
          </table:table-cell>
          <table:table-cell office:value-type="float" office:value="0.20486111" calcext:value-type="float">
            <text:p><text:s/>0.205 <text:s text:c="3"/></text:p>
          </table:table-cell>
          <table:table-cell office:value-type="float" office:value="0.12795276" calcext:value-type="float">
            <text:p><text:s/>0.128 <text:s text:c="3"/></text:p>
          </table:table-cell>
        </table:table-row>
        <table:table-row table:style-name="ro1">
          <table:table-cell office:value-type="string" office:string-value="T3" calcext:value-type="string">
            <text:p><text:s/>T3 </text:p>
          </table:table-cell>
          <table:table-cell office:value-type="float" office:value="0.070496084" calcext:value-type="float">
            <text:p><text:s/>0.070 <text:s text:c="3"/></text:p>
          </table:table-cell>
          <table:table-cell office:value-type="float" office:value="0.13310185" calcext:value-type="float">
            <text:p><text:s/>0.133 <text:s text:c="3"/></text:p>
          </table:table-cell>
          <table:table-cell office:value-type="float" office:value="0.17519685" calcext:value-type="float">
            <text:p><text:s/>0.175 <text:s text:c="3"/></text:p>
          </table:table-cell>
        </table:table-row>
        <table:table-row table:style-name="ro1">
          <table:table-cell office:value-type="string" office:string-value="T4" calcext:value-type="string">
            <text:p><text:s/>T4 </text:p>
          </table:table-cell>
          <table:table-cell office:value-type="float" office:value="0.026109661" calcext:value-type="float">
            <text:p><text:s/>0.026 <text:s text:c="3"/></text:p>
          </table:table-cell>
          <table:table-cell office:value-type="float" office:value="0.1412037" calcext:value-type="float">
            <text:p><text:s/>0.141 <text:s text:c="3"/></text:p>
          </table:table-cell>
          <table:table-cell office:value-type="float" office:value="0.13779528" calcext:value-type="float">
            <text:p><text:s/>0.138 <text:s text:c="3"/></text:p>
          </table:table-cell>
        </table:table-row>
        <table:table-row table:style-name="ro1">
          <table:table-cell office:value-type="string" office:string-value="T5" calcext:value-type="string">
            <text:p><text:s/>T5 </text:p>
          </table:table-cell>
          <table:table-cell office:value-type="float" office:value="0.049608355" calcext:value-type="float">
            <text:p><text:s/>0.050 <text:s text:c="3"/></text:p>
          </table:table-cell>
          <table:table-cell office:value-type="float" office:value="0.24074074" calcext:value-type="float">
            <text:p><text:s/>0.241 <text:s text:c="3"/></text:p>
          </table:table-cell>
          <table:table-cell office:value-type="float" office:value="0.21456693" calcext:value-type="float">
            <text:p><text:s/>0.215 <text:s text:c="3"/></text:p>
          </table:table-cell>
        </table:table-row>
        <table:table-row table:style-name="ro1">
          <table:table-cell office:value-type="string" office:string-value="T6" calcext:value-type="string">
            <text:p><text:s/>T6 </text:p>
          </table:table-cell>
          <table:table-cell office:value-type="float" office:value="0.046997389" calcext:value-type="float">
            <text:p><text:s/>0.047 <text:s text:c="3"/></text:p>
          </table:table-cell>
          <table:table-cell office:value-type="float" office:value="0.24189815" calcext:value-type="float">
            <text:p><text:s/>0.242 <text:s text:c="3"/></text:p>
          </table:table-cell>
          <table:table-cell office:value-type="float" office:value="0.23425197" calcext:value-type="float">
            <text:p><text:s/>0.234 <text:s text:c="3"/></text:p>
          </table:table-cell>
        </table:table-row>
        <table:table-row table:style-name="ro1">
          <table:table-cell office:value-type="string" office:string-value="LOG" calcext:value-type="string">
            <text:p><text:s/>LOG </text:p>
          </table:table-cell>
          <table:table-cell office:value-type="float" office:value="0.130548303" calcext:value-type="float">
            <text:p><text:s/>0.131 <text:s text:c="3"/></text:p>
          </table:table-cell>
          <table:table-cell office:value-type="float" office:value="0.50578704" calcext:value-type="float">
            <text:p><text:s/>0.506 <text:s text:c="3"/></text:p>
          </table:table-cell>
          <table:table-cell office:value-type="float" office:value="0.3523622" calcext:value-type="float">
            <text:p><text:s/>0.352 <text:s text:c="3"/></text:p>
          </table:table-cell>
        </table:table-row>
        <table:table-row table:style-name="ro1">
          <table:table-cell office:value-type="string" office:string-value="ROG" calcext:value-type="string">
            <text:p><text:s/>ROG </text:p>
          </table:table-cell>
          <table:table-cell office:value-type="float" office:value="0.174934726" calcext:value-type="float">
            <text:p><text:s/>0.175 <text:s text:c="3"/></text:p>
          </table:table-cell>
          <table:table-cell office:value-type="float" office:value="0.52662037" calcext:value-type="float">
            <text:p><text:s/>0.527 <text:s text:c="3"/></text:p>
          </table:table-cell>
          <table:table-cell office:value-type="float" office:value="0.41338583" calcext:value-type="float">
            <text:p><text:s/>0.413 <text:s text:c="3"/></text:p>
          </table:table-cell>
        </table:table-row>
        <table:table-row table:style-name="ro1">
          <table:table-cell office:value-type="string" office:string-value="EMG" calcext:value-type="string">
            <text:p><text:s/>EMG </text:p>
          </table:table-cell>
          <table:table-cell office:value-type="float" office:value="0.002610966" calcext:value-type="float">
            <text:p><text:s/>0.003 <text:s text:c="3"/></text:p>
          </table:table-cell>
          <table:table-cell office:value-type="float" office:value="0.06365741" calcext:value-type="float">
            <text:p><text:s/>0.064 <text:s text:c="3"/></text:p>
          </table:table-cell>
          <table:table-cell office:value-type="float" office:value="0.08267717" calcext:value-type="float">
            <text:p><text:s/>0.083 <text:s text:c="3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currency-style style:name="N10117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3:27:31.000613873</meta:creation-date>
    <dc:date>2017-03-29T03:28:01.578316000</dc:date>
    <meta:editing-duration>PT31S</meta:editing-duration>
    <meta:editing-cycles>1</meta:editing-cycles>
    <meta:document-statistic meta:table-count="1" meta:cell-count="91" meta:object-count="0"/>
    <meta:generator>LibreOffice/5.1.6.2$Linux_x86 LibreOffice_project/10m0$Build-2</meta:generator>
  </office:meta>
</office:document-meta>
</file>